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06f2d7" officeooo:paragraph-rsid="0006f2d7"/>
    </style:style>
    <style:style style:name="P2" style:family="paragraph" style:parent-style-name="Text_20_body">
      <style:text-properties officeooo:paragraph-rsid="0006f2d7"/>
    </style:style>
    <style:style style:name="P3" style:family="paragraph" style:parent-style-name="Standard">
      <style:text-properties officeooo:rsid="0006f2d7" officeooo:paragraph-rsid="0006f2d7"/>
    </style:style>
    <style:style style:name="P4" style:family="paragraph" style:parent-style-name="Standard">
      <style:text-properties officeooo:rsid="0006f2d7" officeooo:paragraph-rsid="00089833"/>
    </style:style>
    <style:style style:name="P5" style:family="paragraph" style:parent-style-name="Standard">
      <style:text-properties officeooo:rsid="0006f2d7" officeooo:paragraph-rsid="000a9666"/>
    </style:style>
    <style:style style:name="P6" style:family="paragraph" style:parent-style-name="Standard">
      <style:text-properties officeooo:paragraph-rsid="0006f2d7"/>
    </style:style>
    <style:style style:name="P7" style:family="paragraph" style:parent-style-name="Standard">
      <style:text-properties officeooo:rsid="00089833" officeooo:paragraph-rsid="00089833"/>
    </style:style>
    <style:style style:name="P8" style:family="paragraph" style:parent-style-name="Standard">
      <style:text-properties officeooo:paragraph-rsid="00089833"/>
    </style:style>
    <style:style style:name="P9" style:family="paragraph" style:parent-style-name="Standard">
      <style:text-properties officeooo:rsid="000a9666" officeooo:paragraph-rsid="000a9666"/>
    </style:style>
    <style:style style:name="P10" style:family="paragraph" style:parent-style-name="Heading_20_2">
      <style:text-properties officeooo:paragraph-rsid="000a9666"/>
    </style:style>
    <style:style style:name="P11" style:family="paragraph" style:parent-style-name="Heading_20_2">
      <style:text-properties officeooo:paragraph-rsid="0006f2d7"/>
    </style:style>
    <style:style style:name="T1" style:family="text">
      <style:text-properties officeooo:rsid="0006f2d7"/>
    </style:style>
    <style:style style:name="T2" style:family="text">
      <style:text-properties fo:font-weight="bold" style:font-weight-asian="bold" style:font-weight-complex="bold"/>
    </style:style>
    <style:style style:name="T3" style:family="text">
      <style:text-properties fo:font-weight="bold" officeooo:rsid="0006f2d7" style:font-weight-asian="bold" style:font-weight-complex="bold"/>
    </style:style>
    <style:style style:name="T4" style:family="text">
      <style:text-properties officeooo:rsid="0008983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ora Patagonica</text:p>
      <text:p text:style-name="P3"/>
      <text:p text:style-name="P9">Listed plants based on Flora de Cono Sur (Conicet)</text:p>
      <text:p text:style-name="P3"/>
      <text:p text:style-name="P3">Genera</text:p>
      <text:h text:style-name="P10" text:outline-level="2"><text:soft-page-break/>Aa</text:h>
      <text:h text:style-name="P10" text:outline-level="2"><text:soft-page-break/>Abarema<text:line-break/>Abatia</text:h>
      <text:h text:style-name="P10" text:outline-level="2">Abildgaardia<text:line-break/>Abobra<text:line-break/>Abrotanella<text:line-break/>Abuta<text:line-break/>Abutilon<text:line-break/>Acacia</text:h>
      <text:h text:style-name="P10" text:outline-level="2"><text:soft-page-break/>Acaciella<text:line-break/>Acaena<text:line-break/>Acalypha<text:line-break/>Acanthocalycium<text:line-break/>Acanthocladus<text:line-break/>Acantholippia<text:line-break/>Acanthospermum<text:line-break/>Acanthostachys<text:line-break/>Acanthostyles<text:line-break/>Acanthosyris<text:line-break/>Acaulimalva<text:line-break/>Acca<text:line-break/>Acer<text:line-break/>Achatocarpus<text:line-break/>Achetaria<text:line-break/>Achillea<text:line-break/>Achyrocline<text:line-break/>Aciachne<text:line-break/>Acianthera<text:line-break/>Acicarpha<text:line-break/>Acilepidopsis<text:line-break/>Aciotis<text:line-break/>Acisanthera<text:line-break/>Acmella<text:line-break/>Acnistus<text:line-break/>Acosmium<text:line-break/>Acrisione<text:line-break/>Acroceras<text:line-break/>Acrocomia<text:line-break/>Acronia<text:line-break/>Acrostichum<text:line-break/>Actinocephalus<text:line-break/>Actinoseris<text:line-break/>Actinostachys<text:line-break/>Actinostemon<text:line-break/>Adelia<text:line-break/>Adenaria<text:line-break/>Adenocalymma<text:line-break/>Adenocarpus<text:line-break/><text:soft-page-break/>Adenocaulon<text:line-break/>Adenopeltis<text:line-break/>Adenostemma<text:line-break/>Adesmia<text:line-break/>Adiantopsis<text:line-break/>Adiantum<text:line-break/>Aechmea<text:line-break/>Aegiphila<text:line-break/>Aeschynomene<text:line-break/>Aethionema<text:line-break/>Aextoxicon<text:line-break/>Agalinis<text:line-break/>Agapanthus<text:line-break/>Agarista<text:line-break/>Agave<text:line-break/>Agenium<text:line-break/>Ageratina<text:line-break/>Ageratum<text:line-break/>Agonandra<text:line-break/>Agoseris<text:line-break/>Agrimonia<text:line-break/>Agropyron<text:line-break/>Agrostemma<text:line-break/>Agrostis<text:line-break/>Ailanthus<text:line-break/>Aimara<text:line-break/>Aiouea<text:line-break/>Aira<text:line-break/>Airampoa<text:line-break/>Alansmia<text:line-break/>Alatiglossum<text:line-break/>Albizia<text:line-break/>Alcea<text:line-break/>Alchornea<text:line-break/>Aldama<text:line-break/>Aleurites<text:line-break/>Alibertia<text:line-break/>Alicia<text:line-break/>Alisma<text:line-break/><text:soft-page-break/>Allagoptera<text:line-break/>Allamanda<text:line-break/>Allenrolfea<text:line-break/>Alliaria<text:line-break/>Allionia<text:line-break/>Allium<text:line-break/>Allophylus<text:line-break/>Alnus<text:line-break/>Alocasia<text:line-break/>Alonsoa<text:line-break/>Alopecurus<text:line-break/>Aloysia<text:line-break/>Alseis<text:line-break/>Alshehbazia<text:line-break/>Alsophila<text:line-break/>Alstroemeria<text:line-break/>Alternanthera<text:line-break/>Alvaradoa<text:line-break/>Alyssum<text:line-break/>Amaioua<text:line-break/>Amaranthus<text:line-break/>Amaryllis<text:line-break/>Amasonia<text:line-break/>Amblostoma<text:line-break/>Amblyopappus<text:line-break/>Ambrosia<text:line-break/>Amburana<text:line-break/>Ameghinoa<text:line-break/>Amelichloa<text:line-break/>Amicia<text:line-break/>Ammannia<text:line-break/>Ammi<text:line-break/>Ammophila<text:line-break/>Ammoselinum<text:line-break/>Amomyrtella<text:line-break/>Amomyrtus<text:line-break/>Amorimia<text:line-break/>Amorpha<text:line-break/>Amphibromus<text:line-break/><text:soft-page-break/>Amphilophium<text:line-break/>Amphipetalum<text:line-break/>Amphiscirpus<text:line-break/>Amsinckia<text:line-break/>Anacampseros<text:line-break/>Anacardium<text:line-break/>Anacheilium<text:line-break/>Anadenanthera<text:line-break/>Anagallis<text:line-break/>Ananas<text:line-break/>Anaphalis<text:line-break/>Anarthrophyllum<text:line-break/>Anathallis<text:line-break/>Anatherostipa<text:line-break/>Anchietea<text:line-break/>Anchusa<text:line-break/>Ancistrotropsis<text:line-break/>Andeimalva<text:line-break/>Andira<text:line-break/>Andropogon<text:line-break/>Androsace<text:line-break/>Androtrichum<text:line-break/>Anemia<text:line-break/>Anemone<text:line-break/>Anemopaegma<text:line-break/>Anethum<text:line-break/>Anetium<text:line-break/>Angelonia<text:line-break/>Angelphytum<text:line-break/>Aniba<text:line-break/>Aniseia<text:line-break/>Anisocapparis<text:line-break/>Anisomeria<text:line-break/>Annona<text:line-break/>Anoda<text:line-break/>Anogramma<text:line-break/>Anredera<text:line-break/>Antennaria<text:line-break/>Anthaenantia<text:line-break/><text:soft-page-break/>Anthaenantiopsis<text:line-break/>Anthemis<text:line-break/>Anthericum<text:line-break/>Anthodon<text:line-break/>Anthoxanthum<text:line-break/>Anthriscus<text:line-break/>Anthurium<text:line-break/>Antidaphne<text:line-break/>Antigonon<text:line-break/>Antiphytum<text:line-break/>Antirrhinum<text:line-break/>Apalanthe<text:line-break/>Aparisthmium<text:line-break/>Apera<text:line-break/>Aphanes<text:line-break/>Aphelandra<text:line-break/>Aphyllocladus<text:line-break/>Apinagia<text:line-break/>Apium<text:line-break/>Apoclada<text:line-break/>Apodanthera<text:line-break/>Apodasmia<text:line-break/>Aponogeton<text:line-break/>Apopyros<text:line-break/>Aptenia<text:line-break/>Apteria<text:line-break/>Apuleia<text:line-break/>Apurimacia<text:line-break/>Aquilegia<text:line-break/>Arabidopsis<text:line-break/>Arabis<text:line-break/>Arachis<text:line-break/>Arachniodes<text:line-break/>Arachnitis<text:line-break/>Araeoandra<text:line-break/>Aralia<text:line-break/>Araucaria<text:line-break/>Araujia</text:h>
      <text:h text:style-name="P11" text:outline-level="2"><text:soft-page-break/>Arctium</text:h>
      <text:h text:style-name="P11" text:outline-level="2">Arctotheca<text:line-break/>Arctotis<text:line-break/>Ardisia<text:line-break/>Arenaria<text:line-break/>Argemone<text:line-break/>Argylia<text:line-break/>Argyranthemum<text:line-break/>Argyrochosma<text:line-break/>Aristida<text:line-break/>Aristolochia<text:line-break/>Aristotelia<text:line-break/>Arjona<text:line-break/>Armeria<text:line-break/>Arnica<text:line-break/>Arquita</text:h>
      <text:h text:style-name="P11" text:outline-level="2">Arrhenatherum</text:h>
      <text:h text:style-name="P11" text:outline-level="2">Artemisia</text:h>
      <text:h text:style-name="P11" text:outline-level="2"><text:soft-page-break/>Arthropogon<text:line-break/>Arthropteris<text:line-break/>Arthrosia<text:line-break/>Arum<text:line-break/>Arundinella<text:line-break/>Arundo<text:line-break/>Aschersoniodoxa<text:line-break/>Asclepias<text:line-break/>Asemeia<text:line-break/>Asparagus<text:line-break/>Aspasia<text:line-break/>Asperugo<text:line-break/>Asphodelus<text:line-break/>Aspicarpa<text:line-break/>Aspidogyne<text:line-break/>Aspidosperma<text:line-break/>Aspilia<text:line-break/>Asplenium<text:line-break/>Asplundia<text:line-break/>Astelia<text:line-break/>Asteranthera<text:line-break/>Asteriscium<text:line-break/>Asteropsis<text:line-break/>Asterostigma<text:line-break/>Astraea<text:line-break/>Astragalus<text:line-break/>Astrocaryum<text:line-break/>Astrolepis<text:line-break/>Astronium<text:line-break/>Ateleia<text:line-break/>Athenaea<text:line-break/>Athyana<text:line-break/>Athyrium<text:line-break/>Atriplex<text:line-break/>Attalea<text:line-break/>Aulonemia<text:line-break/>Aureliana<text:line-break/>Austrobrickellia<text:line-break/>Austrocactus<text:line-break/><text:soft-page-break/>Austrocedrus<text:line-break/>Austrochthamalia<text:line-break/>Austrocylindropuntia<text:line-break/>Austroeupatorium<text:line-break/>Austrolycopodium<text:line-break/>Austropeucedanum<text:line-break/>Austrostipa<text:line-break/>Avellanita</text:h>
      <text:h text:style-name="P11" text:outline-level="2">Avena</text:h>
      <text:h text:style-name="P10" text:outline-level="2">Avenella<text:line-break/>Averrhoidium<text:line-break/>Avicennia<text:line-break/>Axonopus<text:line-break/>Ayapanopsis<text:line-break/>Ayenia<text:line-break/>Aylacophora</text:h>
      <text:h text:style-name="P10" text:outline-level="2">Azara</text:h>
      <text:h text:style-name="P10" text:outline-level="2">Azolla</text:h>
      <text:h text:style-name="P10" text:outline-level="2">Azorella</text:h>
      <text:p text:style-name="P3">About 70 species of mat and cushion-forming perennials from the Andes (Venezuela to Tierra del Fuego) and the Falkland Islands. The small, leathery leaves may be simple or lobed and carried in rosettes. Insignificant white, yellowish or greenish five-petalled flowers are borne in sessile or shortly stalked umbels in late spring or summer. </text:p>
      <text:p text:style-name="P6"><text:span text:style-name="T3">Uses</text:span><text:span text:style-name="T1">: </text:span>Suitable for the scree, raised bed or alpine house, often making splendid cushion plant specimens. Very gritty, humusy soil is suitable and plenty of sun. Propagation by seed, ideally as soon as ripe or spring, or cuttings late summer. </text:p>
      <text:p text:style-name="P3"><text:span text:style-name="T2">Refs</text:span>: <text:a xlink:type="simple" xlink:href="http://encyclopaedia.alpinegardensociety.net/plants/Azorella" text:style-name="Internet_20_link" text:visited-style-name="Visited_20_Internet_20_Link">APGS</text:a></text:p>
      <text:h text:style-name="P11" text:outline-level="2"><text:soft-page-break/>Baccharis<text:line-break/>Bacopa<text:line-break/>Bactris<text:line-break/>Bahia<text:line-break/>Baillonia<text:line-break/>Bakerolimon<text:line-break/>Balbisia<text:line-break/>Balfourodendron<text:line-break/>Ballota<text:line-break/>Balsamocarpon<text:line-break/>Baltimora<text:line-break/>Banara<text:line-break/>Banisteriopsis<text:line-break/>Barbacenia<text:line-break/>Barbaceniopsis<text:line-break/>Barbarea<text:line-break/>Barbosella<text:line-break/>Barjonia<text:line-break/>Barnadesia<text:line-break/>Barneoudia<text:line-break/>Barrosoa<text:line-break/>Basistemon<text:line-break/>Baskervilla<text:line-break/>Bassia<text:line-break/>Bastardia<text:line-break/>Bastardiopsis<text:line-break/>Bathysa<text:line-break/>Bauhinia<text:line-break/>Beauverdia<text:line-break/>Becquerelia<text:line-break/>Begonia<text:line-break/>Behuria<text:line-break/>Beilschmiedia<text:line-break/>Bejaranoa<text:line-break/>Belamcanda<text:line-break/>Bellardia<text:line-break/>Bellis<text:line-break/>Belloa<text:line-break/>Beloglottis<text:line-break/><text:soft-page-break/>Benthamiella<text:line-break/>Berberidopsis<text:line-break/>Berberis</text:h>
      <text:h text:style-name="P11" text:outline-level="2">Bergeronia<text:line-break/>Bernardia<text:line-break/>Berroa<text:line-break/>Bertolonia<text:line-break/>Beschorneria<text:line-break/>Besleria<text:line-break/>Beta<text:line-break/>Betula</text:h>
      <text:h text:style-name="P11" text:outline-level="2">Bidens<text:line-break/>Bieneria<text:line-break/>Bifrenaria<text:line-break/>Bignonia<text:line-break/>Billbergia<text:line-break/>Bipinnula<text:line-break/>Bishovia<text:line-break/>Bixa<text:line-break/>Blackstonia</text:h>
      <text:h text:style-name="P11" text:outline-level="2">Blandowia<text:line-break/>Blechnum</text:h>
      <text:h text:style-name="P11" text:outline-level="2">Blennosperma<text:line-break/>Blepharidachne<text:line-break/>Blepharocalyx<text:line-break/>Blepharodon<text:line-break/>Bletia<text:line-break/>Blitum<text:line-break/>Blossfeldia<text:line-break/>Blumenbachia<text:line-break/>Blutaparon<text:line-break/>Bocconia<text:line-break/>Boehmeria<text:line-break/>Boerhavia</text:h>
      <text:h text:style-name="Heading_20_2" text:outline-level="2"><text:soft-page-break/>Bolax</text:h>
      <text:p text:style-name="Text_20_body">Two species of perennials from Patagonia, Tierra del Fuego and the Falklands. The difference between <text:span text:style-name="Emphasis">Bolax</text:span> and<text:span text:style-name="Emphasis"> Azorella</text:span> is quite insignificant which leads to some confusion. In the past both of these species have been named <text:span text:style-name="Emphasis">Azorella,</text:span> whilst many others have been included under<text:span text:style-name="Emphasis"> Bolax</text:span> by botanists and growers alike. Although by no means universally accepted, we have followed the system recognised by the latest floras of the area. They are long lived, deeply rooted and densely cushion-forming with alternate, simple leaves in tight rosettes, the remains of dead leaves clothing the old stems. Tiny umbels of insignificant flowers appear amongst the rosettes. There are five petaloid sepals and five petals. The purplish-brown seed pods are quite decorative. Differs from <text:span text:style-name="Emphasis">Azorella </text:span>in having stellate hairs on leaves and fruits at least. </text:p>
      <text:p text:style-name="P2"><text:span text:style-name="T1">Uses: </text:span>uitable for container culture as specimen cushions in the alpine house or frame, or in raised beds or screes in the open. Conditions of strong light are recommended to encourage tightest growth and gritty, humus-soil. Propagation by seeds when ripe or as soon afterwards as possible in a cold frame, or cuttings in late summer. Rooted stems can sometimes be separated in spring. </text:p>
      <text:p text:style-name="P1">Refs: <text:a xlink:type="simple" xlink:href="http://encyclopaedia.alpinegardensociety.net/plants/Bolax" text:style-name="Internet_20_link" text:visited-style-name="Visited_20_Internet_20_Link">AGPS</text:a>, </text:p>
      <text:p text:style-name="P4">Bolbitis<text:line-break/>Bolboschoenus<text:line-break/>Bomarea<text:line-break/>Bonamia<text:line-break/>Boopis<text:line-break/>Boquila<text:line-break/>Borago<text:line-break/>Bordasia<text:line-break/>Borojoa<text:line-break/>Borreria<text:line-break/>Bothriochloa<text:line-break/>Botrychium<text:line-break/>Botrypus<text:line-break/>Bouchea<text:line-break/>Bouchetia<text:line-break/>Bougainvillea<text:line-break/>Bougueria<text:line-break/>Bouteloua<text:line-break/>Bowdichia<text:line-break/>Bowlesia<text:line-break/>Brachionidium<text:line-break/>Brachyclados<text:line-break/>Brachyotum<text:line-break/>Brachypodium<text:line-break/>Brachystele<text:line-break/>Brasiliopuntia<text:line-break/>Brasiliorchis<text:line-break/>Brassavola<text:line-break/>Brassica<text:line-break/>Brayopsis<text:line-break/>Bredemeyera<text:line-break/>Breynia<text:line-break/><text:soft-page-break/>Brickellia<text:line-break/>Bridgesia<text:line-break/>Briquetia<text:line-break/>Briza<text:line-break/>Bromelia<text:line-break/>Bromidium<text:line-break/>Bromus<text:line-break/>Brosimum<text:line-break/>Broussonetia<text:line-break/>Browningia<text:line-break/>Brugmansia<text:line-break/>Brunfelsia<text:line-break/>Brunsvigia<text:line-break/>Bryantiella<text:line-break/>Bryophyllum<text:line-break/>Buchenavia<text:line-break/>Buchnera<text:line-break/>Buchtienia<text:line-break/>Buddleja<text:line-break/>Buglossoides<text:line-break/>Bulbophyllum<text:line-break/>Bulbostylis<text:line-break/>Bulnesia<text:line-break/>Bunchosia<text:line-break/>Bupleurum<text:line-break/>Burkartia<text:line-break/>Burmannia<text:line-break/>Butia<text:line-break/>Byrsonima<text:line-break/>Byttneria<text:line-break/>Cabomba<text:line-break/>Cabralea<text:line-break/>Cabreraea<text:line-break/>Caesalpinia<text:line-break/>Caesarea<text:line-break/>Caiophora<text:line-break/>Cajanus<text:line-break/>Cakile<text:line-break/>Caladium<text:line-break/>Calandrinia<text:line-break/>Calceolaria<text:line-break/>Caldcluvia<text:line-break/>Calea<text:line-break/>Calendula<text:line-break/>Calibrachoa<text:line-break/>Callaeum<text:line-break/>Calliandra<text:line-break/>Callianthemoides<text:line-break/>Callisia<text:line-break/>Callisthene<text:line-break/>Callitriche<text:line-break/>Calolisianthus<text:line-break/><text:soft-page-break/>Calopappus<text:line-break/>Calophyllum<text:line-break/>Calopogonium<text:line-break/>Calotropis<text:line-break/>Caltha<text:line-break/>Calycera<text:line-break/>Calycophyllum<text:line-break/>Calyculogygas<text:line-break/>Calydorea<text:line-break/>Calyptocarpus<text:line-break/>Calyptraemalva<text:line-break/>Calyptranthes<text:line-break/>Calyptrocarya<text:line-break/>Calystegia<text:line-break/>Camarea<text:line-break/>Cambajuva<text:line-break/>Cambessedesia<text:line-break/>Camelina<text:line-break/>Camellia<text:line-break/>Camissonia<text:line-break/>Campanula<text:line-break/>Campomanesia<text:line-break/>Campovassouria<text:line-break/>Campsidium<text:line-break/>Campsis<text:line-break/>Camptosema<text:line-break/>Campuloclinium<text:line-break/>Campylocentrum<text:line-break/>Campyloneurum<text:line-break/>Canastra<text:line-break/>Canavalia<text:line-break/>Canna<text:line-break/>Cantinoa<text:line-break/>Capanemia<text:line-break/>Caperonia<text:line-break/>Capparicordis<text:line-break/>Capparidastrum<text:line-break/>Capparis<text:line-break/>Capraria<text:line-break/>Capsella<text:line-break/>Capsicodendron<text:line-break/>Capsicum<text:line-break/>Cardamine<text:line-break/>Cardenanthus<text:line-break/>Cardionema<text:line-break/>Cardiospermum<text:line-break/>Carduus<text:line-break/>Carelia<text:line-break/>Carex<text:line-break/>Carica<text:line-break/>Cariniana<text:line-break/>Carlowrightia<text:line-break/><text:soft-page-break/>Carolus<text:line-break/>Carpha<text:line-break/>Carpobrotus<text:line-break/>Carthamus<text:line-break/>Carya<text:line-break/>Caryocar<text:line-break/>Cascaronia<text:line-break/>Casearia<text:line-break/>Casimirella<text:line-break/>Casselia<text:line-break/>Cassia<text:line-break/>Castela<text:line-break/>Castelnavia<text:line-break/>Castilleja<text:line-break/>Catabrosa<text:line-break/>Catapodium<text:line-break/>Catasetum<text:line-break/>Catharanthus<text:line-break/>Catopsis<text:line-break/>Cattleya<text:line-break/>Caucalis<text:line-break/>Cayaponia<text:line-break/>Cecropia<text:line-break/>Cedrela<text:line-break/>Ceiba<text:line-break/>Celosia<text:line-break/>Celtis<text:line-break/>Cenchrus<text:line-break/>Centaurea<text:line-break/>Centaurium<text:line-break/>Centaurodendron<text:line-break/>Centella<text:line-break/>Centipeda<text:line-break/>Centranthus<text:line-break/>Centratherum<text:line-break/>Centrolobium<text:line-break/>Centrosema<text:line-break/>Centunculus<text:line-break/>Cephalanthus<text:line-break/>Ceradenia<text:line-break/>Cerastium<text:line-break/>Ceratocephalus<text:line-break/>Ceratophyllum<text:line-break/>Ceratopteris<text:line-break/>Ceratosanthes<text:line-break/>Ceratostigma<text:line-break/>Cercidium<text:line-break/>Cereus<text:line-break/>Cestrum<text:line-break/>Ceterach<text:line-break/>Chacoa<text:line-break/>Chaetanthera<text:line-break/><text:soft-page-break/>Chaetocalyx<text:line-break/>Chaetostoma<text:line-break/>Chaetotropis<text:line-break/>Chamaecrista<text:line-break/>Chamissoa<text:line-break/>Chaptalia<text:line-break/>Chascolytrum<text:line-break/>Chasmanthe<text:line-break/>Cheilanthes<text:line-break/>Cheiloclinium<text:line-break/>Chelidonium<text:line-break/>Chelonanthus<text:line-break/>Chenopodiastrum<text:line-break/>Chenopodium<text:line-break/>Chersodoma<text:line-break/>Chevreulia<text:line-break/>Chileorchis<text:line-break/>Chiliophyllum<text:line-break/>Chiliotrichiopsis<text:line-break/>Chiliotrichum<text:line-break/>Chilocardamum<text:line-break/>Chiococca<text:line-break/>Chionanthus<text:line-break/>Chiropetalum<text:line-break/>Chlidanthus<text:line-break/>Chloraea<text:line-break/>Chloris<text:line-break/>Chloroleucon<text:line-break/>Chomelia<text:line-break/>Chondrilla<text:line-break/>Chorispora<text:line-break/>Chorizanthe<text:line-break/>Chresta<text:line-break/>Christianella<text:line-break/>Chromolaena<text:line-break/>Chrysanthellum<text:line-break/>Chrysanthemoides<text:line-break/>Chrysanthemum<text:line-break/>Chrysolaena<text:line-break/>Chrysophyllum<text:line-break/>Chrysopogon<text:line-break/>Chrysosplenium<text:line-break/>Chuquiraga<text:line-break/>Chusquea<text:line-break/>Cicendia<text:line-break/>Cichorium<text:line-break/>Cienfuegosia<text:line-break/>Cinnamodendron<text:line-break/>Cinnamomum<text:line-break/>Cipura<text:line-break/>Cirrhaea<text:line-break/>Cirsium<text:line-break/><text:soft-page-break/>Cissampelos<text:line-break/>Cissarobryon<text:line-break/>Cissus<text:line-break/>Cistanthe<text:line-break/>Citharexylum<text:line-break/>Citronella<text:line-break/>Citrullus<text:line-break/>Citrus<text:line-break/>Cladanthus<text:line-break/>Cladium<text:line-break/>Clara<text:line-break/>Clarkia<text:line-break/>Clavija<text:line-break/>Claytonia<text:line-break/>Cleistes<text:line-break/>Cleistocactus<text:line-break/>Clematis<text:line-break/>Cleome<text:line-break/>Clerodendrum<text:line-break/>Clethra<text:line-break/>Clibadium<text:line-break/>Clidemia<text:line-break/>Clinanthus<text:line-break/>Clinopodium<text:line-break/>Cliococca<text:line-break/>Clitoria<text:line-break/>Clusia<text:line-break/>Cnicothamnus<text:line-break/>Cnidoscolus<text:line-break/>Coccocypselum<text:line-break/>Coccoloba<text:line-break/>Cochlearia<text:line-break/>Cochlidium<text:line-break/>Cochlospermum<text:line-break/>Codonanthe<text:line-break/>Codonorchis<text:line-break/>Coix<text:line-break/>Colanthelia<text:line-break/>Coleataenia<text:line-break/>Coleostephus<text:line-break/>Colignonia<text:line-break/>Collaea<text:line-break/>Colletia<text:line-break/>Colliguaja<text:line-break/>Collomia<text:line-break/>Colobanthus<text:line-break/>Colocasia<text:line-break/>Cologania<text:line-break/>Colubrina<text:line-break/>Colutea<text:line-break/>Combera<text:line-break/>Combretum<text:line-break/><text:soft-page-break/>Commelina<text:line-break/>Commiphora<text:line-break/>Comparettia<text:line-break/>Conanthera<text:line-break/>Conchocarpus<text:line-break/>Condalia<text:line-break/>Condea<text:line-break/>Condylocarpon<text:line-break/>Conium<text:line-break/>Connarus<text:line-break/>Conobea<text:line-break/>Conocarpus<text:line-break/>Constantia<text:line-break/>Convolvulus<text:line-break/>Conyza<text:line-break/>Copaifera<text:line-break/>Copernicia<text:line-break/>Copiapoa<text:line-break/>Coprosma<text:line-break/>Corchorus<text:line-break/>Cordia<text:line-break/>Cordiera<text:line-break/>Cordobia<text:line-break/>Cordyline<text:line-break/>Coreopsis<text:line-break/>Coriandrum<text:line-break/>Coriaria<text:line-break/>Coronilla<text:line-break/>Correorchis<text:line-break/>Corrigiola<text:line-break/>Corryocactus<text:line-break/>Cortaderia<text:line-break/>Corymborkis<text:line-break/>Corynabutilon<text:line-break/>Corynephorus<text:line-break/>Cosmos<text:line-break/>Costus</text:p>
      <text:p text:style-name="P4">Cotoneaster</text:p>
      <text:p text:style-name="P4">Cottea<text:line-break/>Cotula<text:line-break/>Couepia<text:line-break/>Coursetia<text:line-break/>Coussapoa<text:line-break/>Coussarea<text:line-break/>Coutarea<text:line-break/>Cranichis<text:line-break/>Craniolaria<text:line-break/>Crassula<text:line-break/>Crataegus<text:line-break/>Crateva<text:line-break/>Cratylia<text:line-break/>Cremolobus<text:line-break/><text:soft-page-break/>Crenias<text:line-break/>Crepidomanes<text:line-break/>Crepis<text:line-break/>Cressa<text:line-break/>Crinodendron<text:line-break/>Crinum<text:line-break/>Criscia<text:line-break/>Cristaria<text:line-break/>Cristobalia<text:line-break/>Critonia<text:line-break/>Crocanthemum<text:line-break/>Crocosmia<text:line-break/>Crotalaria<text:line-break/>Croton<text:line-break/>Cruckshanksia<text:line-break/>Crumenaria<text:line-break/>Cryptantha<text:line-break/>Cryptocarya<text:line-break/>Cryptogramma<text:line-break/>Cryptophoranthus<text:line-break/>Ctenanthe<text:line-break/>Ctenitis<text:line-break/>Ctenium<text:line-break/>Cuatrecasasiella<text:line-break/>Cucumis<text:line-break/>Cucurbita<text:line-break/>Cucurbitella<text:line-break/>Cuminia<text:line-break/>Cumulopuntia<text:line-break/>Cunila<text:line-break/>Cupania<text:line-break/>Cuphea<text:line-break/>Cupressus<text:line-break/>Curatella<text:line-break/>Curitiba<text:line-break/>Curtia<text:line-break/>Cuscuta<text:line-break/>Cuspidaria<text:line-break/>Cyanaeorchis<text:line-break/>Cyanocephalus<text:line-break/>Cyathea<text:line-break/>Cybianthus<text:line-break/>Cybistax<text:line-break/>Cyclanthera<text:line-break/>Cyclodium<text:line-break/>Cyclolepis<text:line-break/>Cyclolobium<text:line-break/>Cycloloma<text:line-break/>Cyclopogon<text:line-break/>Cyclospermum<text:line-break/>Cylindropuntia<text:line-break/>Cymbalaria<text:line-break/><text:soft-page-break/>Cymbocarpa<text:line-break/>Cymbopogon<text:line-break/>Cynanchum<text:line-break/>Cynara<text:line-break/>Cynodon<text:line-break/>Cynoglossum<text:line-break/>Cynometra<text:line-break/>Cynophalla<text:line-break/>Cynosurus<text:line-break/>Cypella<text:line-break/>Cyperus<text:line-break/>Cyphocarpus<text:line-break/>Cypselea<text:line-break/>Cyrtocymura<text:line-break/>Cyrtomium<text:line-break/>Cyrtopodium<text:line-break/>Cystopteris</text:p>
      <text:p text:style-name="P3">Cytisus</text:p>
      <text:p text:style-name="P3">Dactylaena</text:p>
      <text:p text:style-name="P3">Dactylis</text:p>
      <text:p text:style-name="P5">Dactyloctenium<text:line-break/>Dahlia<text:line-break/>Dahlstedtia<text:line-break/>Dalbergia<text:line-break/>Dalea<text:line-break/>Dalechampia<text:line-break/>Danaea<text:line-break/>Danthonia<text:line-break/>Daphnopsis<text:line-break/>Dasyphyllum<text:line-break/>Datura<text:line-break/>Daucus<text:line-break/>Davilla<text:line-break/>Declieuxia<text:line-break/>Delairea<text:line-break/>Delilia<text:line-break/>Delpinophytum<text:line-break/>Dendropanax<text:line-break/>Dendrophorbium<text:line-break/>Dendroseris<text:line-break/>Denmoza<text:line-break/>Dennstaedtia<text:line-break/>Deparia<text:line-break/>Deppea<text:line-break/>Deschampsia<text:line-break/>Descurainia<text:line-break/>Desfontainia<text:line-break/>Desmanthus<text:line-break/>Desmaria<text:line-break/>Desmodium<text:line-break/>Desmoscelis<text:line-break/>Deuterocohnia<text:line-break/><text:soft-page-break/>Deyeuxia<text:line-break/>Dianthus<text:line-break/>Diastatea<text:line-break/>Diatenopteryx<text:line-break/>Dicella<text:line-break/>Dichaea<text:line-break/>Dichanthelium<text:line-break/>Dichanthium<text:line-break/>Dichondra<text:line-break/>Dichorisandra<text:line-break/>Dicksonia<text:line-break/>Dicliptera<text:line-break/>Dicranopteris<text:line-break/>Dictyophragmus<text:line-break/>Dictyophyllaria<text:line-break/>Dictyostega<text:line-break/>Didymochlaena<text:line-break/>Didymoglossum<text:line-break/>Dieffenbachia<text:line-break/>Dielsiochloa<text:line-break/>Digitalis<text:line-break/>Digitaria<text:line-break/>Dilodendron<text:line-break/>Dimerostemma<text:line-break/>Dimorphandra<text:line-break/>Dinemagonum<text:line-break/>Dinemandra<text:line-break/>Dioclea<text:line-break/>Diodia<text:line-break/>Dioscorea<text:line-break/>Diospyros<text:line-break/>Diostea<text:line-break/>Diphasiastrum<text:line-break/>Diphasium<text:line-break/>Diplazium<text:line-break/>Diplokeleba<text:line-break/>Diplolepis<text:line-break/>Diploön<text:line-break/>Diplopterys<text:line-break/>Diplostephium<text:line-break/>Diplotaxis<text:line-break/>Dipogon<text:line-break/>Diposis</text:p>
      <text:p text:style-name="P5">Dipsacus</text:p>
      <text:p text:style-name="P5">Dipteranthus<text:line-break/>Dipteryx<text:line-break/>Diptychandra<text:line-break/>Dipyrena<text:line-break/>Dirhamphis<text:line-break/>Disakisperma<text:line-break/>Discaria<text:line-break/>Disciphania<text:line-break/><text:soft-page-break/>Discocactus<text:line-break/>Discolobium<text:line-break/>Diskyphogyne<text:line-break/>Dissanthelium<text:line-break/>Distichia<text:line-break/>Distichlis<text:line-break/>Disynaphia<text:line-break/>Ditassa<text:line-break/>Ditaxis<text:line-break/>Dodonaea<text:line-break/>Dolichandra<text:line-break/>Dolichlasium<text:line-break/>Dolichopsis<text:line-break/>Doliocarpus<text:line-break/>Domeykoa<text:line-break/>Donatia<text:line-break/>Doniophyton<text:line-break/>Dorstenia<text:line-break/>Doryopteris<text:line-break/>Downingia<text:line-break/>Draba<text:line-break/>Dracontium<text:line-break/>Drapetes<text:line-break/>Drimys<text:line-break/>Drosera<text:line-break/>Dryadella<text:line-break/>Drymaria<text:line-break/>Dryopteris<text:line-break/>Duchesnea<text:line-break/>Duguetia<text:line-break/>Dunalia<text:line-break/>Duranta<text:line-break/>Duseniella<text:line-break/>Dyckia<text:line-break/>Dyschoriste<text:line-break/>Dysopsis<text:line-break/>Dysphania<text:line-break/>Dyssochroma<text:line-break/>Dyssodia<text:line-break/>Ecclinusa<text:line-break/>Eccremocarpus<text:line-break/>Echeveria<text:line-break/>Echinochloa<text:line-break/>Echinodorus<text:line-break/>Echinopepon<text:line-break/>Echinopsis<text:line-break/>Echium<text:line-break/>Eclipta<text:line-break/>Edmundoa<text:line-break/>Egeria<text:line-break/>Egletes<text:line-break/>Ehretia<text:line-break/><text:soft-page-break/>Ehrharta<text:line-break/>Eichhornia<text:line-break/>Eithea<text:line-break/>Elachyptera<text:line-break/>Elaeagnus<text:line-break/>Elaphoglossum<text:line-break/>Elatine<text:line-break/>Eleocharis<text:line-break/>Elephantopus<text:line-break/>Eleusine<text:line-break/>Eleutherine<text:line-break/>Elionurus<text:line-break/>Elleanthus<text:line-break/>Elodea<text:line-break/>Eltroplectris<text:line-break/>Elymus<text:line-break/>Elytraria<text:line-break/>Elytrigia<text:line-break/>Elytropus<text:line-break/>Embothrium<text:line-break/>Emex<text:line-break/>Emilia<text:line-break/>Emmeorhiza<text:line-break/>Empetrum<text:line-break/>Encelia<text:line-break/>Encyclia<text:line-break/>Endlicheria<text:line-break/>Ennealophus<text:line-break/>Enneapogon<text:line-break/>Enterolobium<text:line-break/>Enydra<text:line-break/>Ephedra<text:line-break/>Epidendrum<text:line-break/>Epilobium<text:line-break/>Epiphyllum<text:line-break/>Epistephium<text:line-break/>Equisetum<text:line-break/>Eragrostis<text:line-break/>Ercilla<text:line-break/>Erechtites<text:line-break/>Eremium<text:line-break/>Eremocharis<text:line-break/>Eremodraba<text:line-break/>Eriachaenium<text:line-break/>Erianthus<text:line-break/>Erigeron<text:line-break/>Eriobotrya<text:line-break/>Eriocaulon<text:line-break/>Eriochloa<text:line-break/>Eriochrysis<text:line-break/>Eriogonum<text:line-break/>Eriolarynx<text:line-break/><text:soft-page-break/>Erioneuron<text:line-break/>Eriope<text:line-break/>Eriopsis<text:line-break/>Eriosema<text:line-break/>Er</text:p>
      <text:h text:style-name="Heading_20_2" text:outline-level="2"><text:soft-page-break/>iosorus<text:line-break/>Eriosyce<text:line-break/>Eriotheca<text:line-break/>Erodium<text:line-break/>Errazurizia<text:line-break/>Eruca<text:line-break/>Eryngium<text:line-break/>Erysimum<text:line-break/>Erythranthe<text:line-break/>Erythrina<text:line-break/>Erythrodes<text:line-break/>Erythroxylum<text:line-break/>Escallonia<text:line-break/>Eschscholzia<text:line-break/>Escobedia<text:line-break/>Esenbeckia<text:line-break/>Esterhazya<text:line-break/>Eubrachion<text:line-break/>Eucalyptus<text:line-break/>Eucryphia<text:line-break/>Eugenia<text:line-break/>Eulophia<text:line-break/>Eulychnia<text:line-break/>Eupatorium<text:line-break/>Euphorbia<text:line-break/>Euphrasia<text:line-break/>Euplassa<text:line-break/>Euploca<text:line-break/>Eupodium<text:line-break/>Euryops<text:line-break/>Eurystyles<text:line-break/>Eustachys<text:line-break/>Euterpe<text:line-break/>Evolvulus<text:line-break/>Exhalimolobos<text:line-break/>Exodeconus<text:line-break/>Exostigma<text:line-break/>Exostyles<text:line-break/>Fabiana<text:line-break/><text:soft-page-break/>Facelis<text:line-break/>Fagara<text:line-break/>Fagonia<text:line-break/>Fallopia<text:line-break/>Famatina<text:line-break/>Famatinanthus<text:line-break/>Faramea<text:line-break/>Fascicularia<text:line-break/>Festuca<text:line-break/>Fevillea<text:line-break/>Ficinia<text:line-break/>Ficus<text:line-break/>Fimbristylis<text:line-break/>Fischeria<text:line-break/>Fitzroya<text:line-break/>Flaveria<text:line-break/>Fleischmannia<text:line-break/>Floscopa<text:line-break/>Flourensia<text:line-break/>Foeniculum<text:line-break/>Fonkia<text:line-break/>Forsteronia<text:line-break/>Fosterella<text:line-break/>Frailea<text:line-break/>Francoa<text:line-break/>Frankenia<text:line-break/>Fraxinus<text:line-break/>Freesia<text:line-break/>Fridericia<text:line-break/>Froelichia<text:line-break/>Fuchsia<text:line-break/>Fuirena<text:line-break/>Fumaria<text:line-break/>Funastrum<text:line-break/>Gaga<text:line-break/>Gaillardia<text:line-break/>Gaimardia<text:line-break/>Galactia<text:line-break/>Galeandra<text:line-break/><text:soft-page-break/>Galega<text:line-break/>Galenia<text:line-break/>Galeopsis<text:line-break/>Galianthe<text:line-break/>Galinsoga<text:line-break/>Galium<text:line-break/>Gallardoa<text:line-break/>Gallesia<text:line-break/>Galphimia<text:line-break/>Gamocarpha<text:line-break/>Gamochaeta<text:line-break/>Garaya<text:line-break/>Garcinia<text:line-break/>Gastridium<text:line-break/>Gaudinia<text:line-break/>Gaultheria<text:line-break/>Gavilea<text:line-break/>Gaya<text:line-break/>Gaylussacia<text:line-break/>Gayophytum<text:line-break/>Gazania<text:line-break/>Gelasine<text:line-break/>Genipa<text:line-break/>Genista<text:line-break/>Genlisea<text:line-break/>Gentiana<text:line-break/>Gentianella<text:line-break/>Geoffroea<text:line-break/>Geonoma<text:line-break/>Geophila<text:line-break/>Geranium<text:line-break/>Gethyum<text:line-break/>Geum<text:line-break/>Gevuina<text:line-break/>Gibasis<text:line-break/>Gilia<text:line-break/>Giliastrum<text:line-break/>Gilliesia<text:line-break/>Gladiolus<text:line-break/><text:soft-page-break/>Glandularia<text:line-break/>Glaucium<text:line-break/>Glechoma<text:line-break/>Glechon<text:line-break/>Gleditsia<text:line-break/>Gleichenella<text:line-break/>Glinus<text:line-break/>Gloxinia<text:line-break/>Glyceria<text:line-break/>Glycyrrhiza<text:line-break/>Gnaphalium<text:line-break/>Gochnatia<text:line-break/>Goeppertia<text:line-break/>Gomesa<text:line-break/>Gomidesia<text:line-break/>Gomortega<text:line-break/>Gomphocarpus<text:line-break/>Gomphrena<text:line-break/>Gongora<text:line-break/>Gonolobus<text:line-break/>Gordonia<text:line-break/>Gorgonidium<text:line-break/>Gossypium<text:line-break/>Gouania<text:line-break/>Gouinia<text:line-break/>Govenia<text:line-break/>Grahamia<text:line-break/>Grammitis<text:line-break/>Grandiphyllum<text:line-break/>Gratiola<text:line-break/>Grazielia<text:line-break/>Greigia<text:line-break/>Grevillea<text:line-break/>Grindelia<text:line-break/>Griselinia<text:line-break/>Grobya<text:line-break/>Guadua<text:line-break/>Guapira<text:line-break/>Guapurium<text:line-break/><text:soft-page-break/>Guarea<text:line-break/>Guatteria<text:line-break/>Guazuma<text:line-break/>Guettarda<text:line-break/>Guibourtia<text:line-break/>Guilleminea<text:line-break/>Guindilia</text:h>
      <text:h text:style-name="Heading_20_2" text:outline-level="2">Gunnera</text:h>
      <text:p text:style-name="P4">40-50 species, all but a few from the southern hemisphere, particularly Australasia, South America and South Africa. To most rock gardeners the gunneras are waterside perennials of giant and statuesque proportions. The genus does, however, contain a number of mainly small mat-formers of modest charm. Some are rhizomatous, others spread additionally by short runners. The mainly thick-textured, rosetted leaves are rounded to ovate or oblong and sometimes lobed. In some species they are greyish or tinted bronze or purple. The insignificant greenish or yellowish flowers may or may not have a few petals. They are carried in short spikes or panicles sometimes hidden by the leaves. As a rule they are unisexual with male and female spikes on the same or separate plants, but hermaphrodite flowers may also be present. The berry-like fruits (technically drupes) turn yellow, red or white and in some species they are quite showy. </text:p>
      <text:p text:style-name="P8"><text:span text:style-name="T4">Uses: </text:span>All species make unusual pan plants for the alpine house and can also be grown in the moister part of the rock garden. Because they differ so much from their giant relatives they make an interesting talking point. Most are not reliably hardy outside if temperatures drop below about -10°C. They thrive best in moist, but not necessarily wet acid to neutral soil, but some lime is tolerated. For container culture a compost largely of humus mixed with one third part coarse sand or fine grit is ideal. Propagation is by division in late summer or spring, or by seed when ripe, kept in a cold frame. (All are perennial, evergreen and from New Zealand unless stated otherwise) </text:p>
      <text:p text:style-name="P7">Ref: <text:a xlink:type="simple" xlink:href="http://encyclopaedia.alpinegardensociety.net/plants/Gunnera" text:style-name="Internet_20_link" text:visited-style-name="Visited_20_Internet_20_Link">AGPS</text:a>.</text:p>
      <text:p text:style-name="P4">Gutierrezia<text:line-break/>Guynesomia<text:line-break/>Gymnanthes<text:line-break/>Gymneia<text:line-break/>Gymnocalycium<text:line-break/>Gymnocoronis<text:line-break/>Gymnophyton<text:line-break/>Gymnopogon<text:line-break/>Gymnosiphon<text:line-break/>Gynerium<text:line-break/>Gynura<text:line-break/>Gypothamnium<text:line-break/>Gyptidium<text:line-break/>Gyptis<text:line-break/>Haageocereus<text:line-break/>Habenaria<text:line-break/>Habranthus<text:line-break/>Hackelia<text:line-break/>Hackelochloa<text:line-break/>Hagenbachia<text:line-break/>Hainardia<text:line-break/>Halenia<text:line-break/><text:soft-page-break/>Halerpestes<text:line-break/>Halodule<text:line-break/>Halophytum<text:line-break/>Haloragis<text:line-break/>Halosicyos<text:line-break/>Hamadryas<text:line-break/>Hamelia<text:line-break/>Hancornia<text:line-break/>Handroanthus<text:line-break/>Hapalorchis<text:line-break/>Haplopappus<text:line-break/>Haplorhus<text:line-break/>Haroldia<text:line-break/>Harrisia<text:line-break/>Hatiora<text:line-break/>Hatschbachiella<text:line-break/>Hebanthe<text:line-break/>Hebe<text:line-break/>Hebeclinium<text:line-break/>Hecistopteris<text:line-break/>Hedeoma<text:line-break/>Hedera<text:line-break/>Hedychium<text:line-break/>Hedyosmum<text:line-break/>Hedypnois<text:line-break/>Heimia<text:line-break/>Heisteria<text:line-break/>Heladena<text:line-break/>Helanthium<text:line-break/>Helenium<text:line-break/>Helia<text:line-break/>Heliacme<text:line-break/>Helianthus<text:line-break/>Heliconia<text:line-break/>Helicteres<text:line-break/>Helietta<text:line-break/>Heliocarpus<text:line-break/>Heliotropium<text:line-break/>Helminthotheca<text:line-break/>Helogyne<text:line-break/>Helosis<text:line-break/>Hemarthria<text:line-break/>Hemidictyum<text:line-break/>Hemionitis<text:line-break/>Hemipogon<text:line-break/>Hennecartia<text:line-break/>Henriettea<text:line-break/>Heracleum<text:line-break/>Herbertia<text:line-break/>Herbstia<text:line-break/>Herissantia<text:line-break/>Herniaria<text:line-break/><text:soft-page-break/>Herreria<text:line-break/>Hesperis<text:line-break/>Hesperozygis<text:line-break/>Heteranthera<text:line-break/>Heterocondylus<text:line-break/>Heterophyllaea<text:line-break/>Heteropogon<text:line-break/>Heteropsis<text:line-break/>Heteropterys<text:line-break/>Heterosperma<text:line-break/>Heterostachys<text:line-break/>Heterothalamulopsis<text:line-break/>Heterotheca<text:line-break/>Heterotristicha<text:line-break/>Heterozostera<text:line-break/>Hevea<text:line-break/>Hexasepalum<text:line-break/>Hibiscus<text:line-break/>Hieracium<text:line-break/>Hieronyma<text:line-break/>Hieronymiella<text:line-break/>Hildaea<text:line-break/>Hilleria<text:line-break/>Hillia<text:line-break/>Hindsia<text:line-break/>Hippeastrum<text:line-break/>Hippobroma<text:line-break/>Hippocratea<text:line-break/>Hippuris<text:line-break/>Hiraea<text:line-break/>Hirschfeldia<text:line-break/>Hirtella<text:line-break/>Histiopteris<text:line-break/>Hochreutinera<text:line-break/>Hoehnea<text:line-break/>Hoehneella<text:line-break/>Hoffmannia<text:line-break/>Hoffmannseggia<text:line-break/>Hohenbergia<text:line-break/>Holcus<text:line-break/>Hollermayera<text:line-break/>Holmbergia<text:line-break/>Holocalyx<text:line-break/>Holocheilus<text:line-break/>Holosteum<text:line-break/>Homalocarpus<text:line-break/>Homalopetalum<text:line-break/>Homolepis<text:line-break/>Hordeum<text:line-break/>Hornungia<text:line-break/>Houlletia<text:line-break/>Houssayanthus<text:line-break/><text:soft-page-break/>Hovenia<text:line-break/>Huarpea<text:line-break/>Huberia<text:line-break/>Huidobria<text:line-break/>Humulus<text:line-break/>Huntleya<text:line-break/>Huperzia<text:line-break/>Hyalis<text:line-break/>Hyaloseris<text:line-break/>Hybanthus<text:line-break/>Hydnocarpus<text:line-break/>Hydrangea<text:line-break/>Hydrocleys<text:line-break/>Hydrocotyle<text:line-break/>Hydrolea<text:line-break/>Hygrophila<text:line-break/>Hymenachne<text:line-break/>Hymenaea<text:line-break/>Hymenasplenium<text:line-break/>Hymenophyllum<text:line-break/>Hymenostephium<text:line-break/>Hymenoxys<text:line-break/>Hyparrhenia<text:line-break/>Hypenia<text:line-break/>Hyperbaena<text:line-break/>Hypericum<text:line-break/>Hypochaeris<text:line-break/>Hypoestes<text:line-break/>Hypolepis<text:line-break/>Hypolytrum<text:line-break/>Hypoxis<text:line-break/>Hypseocharis<text:line-break/>Hyptis<text:line-break/>Hysterionica<text:line-break/>Ibatia<text:line-break/>Iberis<text:line-break/>Ibicella<text:line-break/>Ichnanthus<text:line-break/>Ichthyothere<text:line-break/>Idiothamnus<text:line-break/>Ilex<text:line-break/>Impatiens<text:line-break/>Imperata<text:line-break/>Indigofera<text:line-break/>Inga<text:line-break/>Inulopsis<text:line-break/>Iochroma<text:line-break/>Ionopsis<text:line-break/>Ipheion<text:line-break/>Ipomoea<text:line-break/>Ipomopsis<text:line-break/>Iresine<text:line-break/><text:soft-page-break/>Iris<text:line-break/>Irlbachia<text:line-break/>Isabelia<text:line-break/>Isatis<text:line-break/>Ischaemum<text:line-break/>Ischnosiphon<text:line-break/>Iseia<text:line-break/>Islaya<text:line-break/>Isochilus<text:line-break/>Isoëtes<text:line-break/>Isolepis<text:line-break/>Isostigma<text:line-break/>Ivania<text:line-break/>Ixora<text:line-break/>Ixorhea<text:line-break/>Jaborosa<text:line-break/>Jacaranda<text:line-break/>Jacaratia<text:line-break/>Jacquemontia<text:line-break/>Jacquiniella<text:line-break/>Jaegeria<text:line-break/>Janusia<text:line-break/>Jarava<text:line-break/>Jasminum<text:line-break/>Jatropha<text:line-break/>Jaumea<text:line-break/>Jobinia<text:line-break/>Jodina<text:line-break/>Johnstonella<text:line-break/>Jovellana<text:line-break/>Juania<text:line-break/>Jubaea<text:line-break/>Juglans<text:line-break/>Juncus<text:line-break/>Junellia<text:line-break/>Jungia<text:line-break/>Juniperus<text:line-break/>Justicia<text:line-break/>Kageneckia<text:line-break/>Kallstroemia<text:line-break/>Katinasia<text:line-break/>Kaunia<text:line-break/>Kentrothamnus<text:line-break/>Kickxia<text:line-break/>Kielmeyera<text:line-break/>Kieslingia<text:line-break/>Knautia<text:line-break/>Kniphofia<text:line-break/>Koanophyllon<text:line-break/>Koeleria<text:line-break/>Koenigia<text:line-break/>Krameria<text:line-break/><text:soft-page-break/>Krapovickasia<text:line-break/>Kummerowia<text:line-break/>Kurzamra<text:line-break/>Lablab<text:line-break/>Laburnum<text:line-break/>Lachemilla<text:line-break/>Lachnagrostis<text:line-break/>Lacistema<text:line-break/>Lactoris<text:line-break/>Lactuca<text:line-break/>Laennecia<text:line-break/>Laetia<text:line-break/>Lafoensia<text:line-break/>Lagascea<text:line-break/>Lagenaria<text:line-break/>Lagenocarpus<text:line-break/>Lagenophora<text:line-break/>Laguncularia<text:line-break/>Lagurus<text:line-break/>Lamanonia<text:line-break/>Lamarckia<text:line-break/>Lamium<text:line-break/>Lampaya<text:line-break/>Lampayo<text:line-break/>Landoltia<text:line-break/>Langsdorffia<text:line-break/>Lanium<text:line-break/>Lankesterella<text:line-break/>Lantana<text:line-break/>Lanugothamnus<text:line-break/>Lapageria<text:line-break/>Laportea<text:line-break/>Lappula<text:line-break/>Lapsana<text:line-break/>Lardizabala<text:line-break/>Larrea<text:line-break/>Lasiacis<text:line-break/>Lastarriaea<text:line-break/>Lasthenia<text:line-break/>Lastreopsis<text:line-break/>Latace<text:line-break/>Lathyrus<text:line-break/>Latua<text:line-break/>Laurelia<text:line-break/>Laureliopsis<text:line-break/>Laurembergia<text:line-break/>Lavoisiera<text:line-break/>Leandra<text:line-break/>Lebetanthus<text:line-break/>Lecanophora<text:line-break/>Leersia<text:line-break/>Legenere<text:line-break/><text:soft-page-break/>Legrandia<text:line-break/>Leiothrix<text:line-break/>Lellingeria<text:line-break/>Lemna<text:line-break/>Lenzia<text:line-break/>Leonotis<text:line-break/>Leontochir<text:line-break/>Leontodon<text:line-break/>Leonurus<text:line-break/>Lepanthopsis<text:line-break/>Lepechinia<text:line-break/>Lepidagathis<text:line-break/>Lepidaploa<text:line-break/>Lepidium<text:line-break/>Lepidoceras<text:line-break/>Lepidophyllum<text:line-break/>Lepidothamnus<text:line-break/>Lepismium<text:line-break/>Leptinella<text:line-break/>Leptocarpha<text:line-break/>Leptochloa<text:line-break/>Leptoglossis<text:line-break/>Leptophyllochloa<text:line-break/>Leptosiphon<text:line-break/>Leptostelma<text:line-break/>Leptostigma<text:line-break/>Leptotes<text:line-break/>Lepuropetalon<text:line-break/>Lessingianthus<text:line-break/>Leucaena<text:line-break/>Leucanthemum<text:line-break/>Leucheria<text:line-break/>Leucochloron<text:line-break/>Leucocoryne<text:line-break/>Leucotrichum<text:line-break/>Leunisia<text:line-break/>Levisticum<text:line-break/>Leymus<text:line-break/>Liabum<text:line-break/>Libertia<text:line-break/>Licania<text:line-break/>Licaria<text:line-break/>Ligaria<text:line-break/>Ligeophila<text:line-break/>Ligustrum<text:line-break/>Lilaeopsis<text:line-break/>Limnobium<text:line-break/>Limnocharis<text:line-break/>Limonium<text:line-break/>Limosella<text:line-break/>Linaria<text:line-break/>Lindernia<text:line-break/><text:soft-page-break/>Lindsaea<text:line-break/>Linum<text:line-break/>Liparis<text:line-break/>Lippia<text:line-break/>Lithachne<text:line-break/>Lithodraba<text:line-break/>Lithospermum<text:line-break/>Lithraea<text:line-break/>Littorella<text:line-break/>Llagunoa<text:line-break/>Loasa<text:line-break/>Lobelia<text:line-break/>Lobivia<text:line-break/>Lobularia<text:line-break/>Lockhartia<text:line-break/>Loefgrenianthus<text:line-break/>Logfia<text:line-break/>Lolium<text:line-break/>Lomagramma<text:line-break/>Lomanthus<text:line-break/>Lomariopsis<text:line-break/>Lomatia<text:line-break/>Lonchocarpus<text:line-break/>Lonicera<text:line-break/>Lophocarpinia<text:line-break/>Lophopappus<text:line-break/>Lophophytum<text:line-break/>Lophosoria<text:line-break/>Lophozonia<text:line-break/>Lorentzianthus<text:line-break/>Lotus<text:line-break/>Loudetia<text:line-break/>Loudetiopsis<text:line-break/>Louisiella<text:line-break/>Loxopterygium<text:line-break/>Lucilia<text:line-break/>Ludwigia<text:line-break/>Luehea<text:line-break/>Luetzelburgia<text:line-break/>Luffa<text:line-break/>Lulia<text:line-break/>Luma<text:line-break/>Lunaria<text:line-break/>Lundia<text:line-break/>Lupinus<text:line-break/>Luziola<text:line-break/>Luzula<text:line-break/>Luzuriaga<text:line-break/>Lycapsus<text:line-break/>Lychnis<text:line-break/>Lycianthes<text:line-break/>Lycium<text:line-break/><text:soft-page-break/>Lycopodiella<text:line-break/>Lycopodium<text:line-break/>Lycopsis<text:line-break/>Lycopus<text:line-break/>Lygodium<text:line-break/>Lyroglossa<text:line-break/>Lysimachia<text:line-break/>Lythrum<text:line-break/>Lytocaryum<text:line-break/>Lytoneuron<text:line-break/>Mabea<text:line-break/>Macairea<text:line-break/>Machaerina<text:line-break/>Machaerium<text:line-break/>Machaonia<text:line-break/>Maclura<text:line-break/>Macrachaenium<text:line-break/>Macradenia<text:line-break/>Macrocarpaea<text:line-break/>Macroditassa<text:line-break/>Macropharynx<text:line-break/>Macropodina<text:line-break/>Macroptilium<text:line-break/>Macroscepis<text:line-break/>Macrosiphonia<text:line-break/>Macrothelypteris<text:line-break/>Madia<text:line-break/>Magonia<text:line-break/>Maihuenia<text:line-break/>Maihueniopsis<text:line-break/>Maireana<text:line-break/>Malachra<text:line-break/>Malacothrix<text:line-break/>Malanea<text:line-break/>Malaxis<text:line-break/>Malcolmia<text:line-break/>Malesherbia<text:line-break/>Malmeanthus<text:line-break/>Malus<text:line-break/>Malva<text:line-break/>Malvastrum<text:line-break/>Malvella<text:line-break/>Mancoa<text:line-break/>Mandevilla<text:line-break/>Manettia<text:line-break/>Mangifera<text:line-break/>Mangonia<text:line-break/>Manihot<text:line-break/>Manilkara<text:line-break/>Mansoa<text:line-break/>Maprounea<text:line-break/>Maranta<text:line-break/><text:soft-page-break/>Marathrum<text:line-break/>Marattia<text:line-break/>Marcetia<text:line-break/>Marcgravia<text:line-break/>Margaritaria<text:line-break/>Margaritopsis<text:line-break/>Margyracaena<text:line-break/>Margyricarpus<text:line-break/>Marlierea<text:line-break/>Marrubium<text:line-break/>Marsdenia<text:line-break/>Marsilea<text:line-break/>Marsippospermum<text:line-break/>Marsypianthes<text:line-break/>Marticorenia<text:line-break/>Mascagnia<text:line-break/>Masdevallia<text:line-break/>Mastigostyla<text:line-break/>Matayba<text:line-break/>Matelea<text:line-break/>Mathewsia<text:line-break/>Matricaria<text:line-break/>Matthiola<text:line-break/>Maurandya<text:line-break/>Mauria<text:line-break/>Maxillaria<text:line-break/>Mayaca<text:line-break/>Maytenus<text:line-break/>Mazus<text:line-break/>Mecardonia<text:line-break/>Medicago<text:line-break/>Megalachne<text:line-break/>Megalastrum<text:line-break/>Megathyrsus<text:line-break/>Melananthus<text:line-break/>Melancium<text:line-break/>Melanthera<text:line-break/>Melasma<text:line-break/>Melia<text:line-break/>Melica<text:line-break/>Melicoccus<text:line-break/>Melilotus<text:line-break/>Melinis<text:line-break/>Meliosma<text:line-break/>Melissa<text:line-break/>Melochia<text:line-break/>Melosperma<text:line-break/>Melothria<text:line-break/>Melpomene<text:line-break/>Mendoncia<text:line-break/>Menodora<text:line-break/>Menonvillea<text:line-break/><text:soft-page-break/>Mentha<text:line-break/>Mentzelia<text:line-break/>Mercurialis<text:line-break/>Merostachys<text:line-break/>Merremia<text:line-break/>Mesadenella<text:line-break/>Mesechites<text:line-break/>Mesembryanthemum<text:line-break/>Mesosetum<text:line-break/>Mesosphaerum<text:line-break/>Metalepis<text:line-break/>Metastelma<text:line-break/>Metharme<text:line-break/>Metrodorea<text:line-break/>Miconia<text:line-break/>Micranthemum<text:line-break/>Microchilus<text:line-break/>Microchloa<text:line-break/>Microgramma<text:line-break/>Microgyne<text:line-break/>Microlaelia<text:line-break/>Microlepia<text:line-break/>Microlepis<text:line-break/>Microliabum<text:line-break/>Microlicia<text:line-break/>Microlobius<text:line-break/>Microphyes<text:line-break/>Micropolypodium<text:line-break/>Micropsis<text:line-break/>Microseris<text:line-break/>Microstachys<text:line-break/>Microsteris<text:line-break/>Microtea<text:line-break/>Miersia<text:line-break/>Miersiella<text:line-break/>Mikania<text:line-break/>Miltonia<text:line-break/>Mimosa<text:line-break/>Mimozyganthus<text:line-break/>Mimulus<text:line-break/>Minaria<text:line-break/>Minthostachys<text:line-break/>Mionandra<text:line-break/>Mirabilis<text:line-break/>Miscanthus<text:line-break/>Misodendrum<text:line-break/>Misopates<text:line-break/>Mitracarpus<text:line-break/>Mitraria<text:line-break/>Mnesithea<text:line-break/>Mniodes<text:line-break/>Modiola<text:line-break/><text:soft-page-break/>Modiolastrum<text:line-break/>Molineria<text:line-break/>Mollinedia<text:line-break/>Mollugo<text:line-break/>Molucella<text:line-break/>Momordica<text:line-break/>Monnina<text:line-break/>Monopera<text:line-break/>Monstera<text:line-break/>Montanoa<text:line-break/>Monteiroa<text:line-break/>Montia<text:line-break/>Montiopsis<text:line-break/>Monttea<text:line-break/>Monvillea<text:line-break/>Moorochloa<text:line-break/>Moquiniastrum<text:line-break/>Morella<text:line-break/>Moritzia<text:line-break/>Morrenia<text:line-break/>Morronea<text:line-break/>Morus<text:line-break/>Moscharia<text:line-break/>Moschopsis<text:line-break/>Mostacillastrum<text:line-break/>Mourera<text:line-break/>Mouriri<text:line-break/>Mucuna<text:line-break/>Muehlenbeckia<text:line-break/>Muhlenbergia<text:line-break/>Mulguraea<text:line-break/>Mulinum<text:line-break/>Munnozia<text:line-break/>Munroa<text:line-break/>Muntingia<text:line-break/>Mutisia<text:line-break/>Myoporum<text:line-break/>Myoschilos<text:line-break/>Myosotis<text:line-break/>Myosurus<text:line-break/>Myoxanthus<text:line-break/>Myrceugenia<text:line-break/>Myrcia<text:line-break/>Myrcianthes<text:line-break/>Myrciaria<text:line-break/>Myriocarpa<text:line-break/>Myriophyllum<text:line-break/>Myriopteris<text:line-break/>Myriopus<text:line-break/>Myrocarpus<text:line-break/>Myrosmodes<text:line-break/>Myroxylon<text:line-break/><text:soft-page-break/>Myrrhinium<text:line-break/>Myrsine<text:line-break/>Myrteola<text:line-break/>Najas<text:line-break/>Nama<text:line-break/>Nanodea<text:line-break/>Napeanthus<text:line-break/>Nardophyllum<text:line-break/>Nasa<text:line-break/>Nassauvia<text:line-break/>Nassella<text:line-break/>Nastanthus<text:line-break/>Nasturtium<text:line-break/>Nautonia<text:line-break/>Navarretia<text:line-break/>Nectandra<text:line-break/>Neea<text:line-break/>Nelumbo<text:line-break/>Nematanthus<text:line-break/>Neobaclea<text:line-break/>Neobartsia<text:line-break/>Neobouteloua<text:line-break/>Neocabreria<text:line-break/>Neomarica<text:line-break/>Neomitranthes<text:line-break/>Neonotonia<text:line-break/>Neoporteria<text:line-break/>Neoregelia<text:line-break/>Neosparton<text:line-break/>Neowerdermannia<text:line-break/>Nepeta<text:line-break/>Nephrolepis<text:line-break/>Neptunia<text:line-break/>Nertera<text:line-break/>Neslia<text:line-break/>Nesocaryum<text:line-break/>Neuontobotrys<text:line-break/>Nicandra<text:line-break/>Nicoraepoa<text:line-break/>Nicotiana<text:line-break/>Nidularium<text:line-break/>Niedenzuella<text:line-break/>Nierembergia<text:line-break/>Niphidium<text:line-break/>Nissolia<text:line-break/>Nitrophila<text:line-break/>Noccaea<text:line-break/>Noisettia<text:line-break/>Nolana<text:line-break/>Nopalea<text:line-break/>Nordenstamia<text:line-break/>Notanthera<text:line-break/><text:soft-page-break/>Nothofagus<text:line-break/>Notholaena<text:line-break/>Nothomyrcia<text:line-break/>Nothoscordum<text:line-break/>Noticastrum<text:line-break/>Notiosciadium<text:line-break/>Notogrammitis<text:line-break/>Nototriche<text:line-break/>Notylia<text:line-break/>Novenia<text:line-break/>Nymphaea<text:line-break/>Nymphoides<text:line-break/>Ocellochloa<text:line-break/>Ochagavia<text:line-break/>Ochetophila<text:line-break/>Ocimum<text:line-break/>Ocotea<text:line-break/>Octomeria<text:line-break/>Ocyroe<text:line-break/>Odontocarya<text:line-break/>Odontonema<text:line-break/>Odontorrhynchus<text:line-break/>Oeceoclades<text:line-break/>Oedochloa<text:line-break/>Oenanthe<text:line-break/>Oenothera<text:line-break/>Oldenlandia<text:line-break/>Olfersia<text:line-break/>Oligocladus<text:line-break/>Olsynium<text:line-break/>Olyra<text:line-break/>Ombrophytum<text:line-break/>Omphalodes<text:line-break/>Oncidium<text:line-break/>Oncorachis<text:line-break/>Ononis<text:line-break/>Onopordum<text:line-break/>Onoseris<text:line-break/>Onuris<text:line-break/>Operculina<text:line-break/>Ophioderma<text:line-break/>Ophioglossum<text:line-break/>Ophiopogon<text:line-break/>Ophryosporus<text:line-break/>Oplismenopsis<text:line-break/>Oplismenus<text:line-break/>Oplonia<text:line-break/>Opuntia<text:line-break/>Oreobolus<text:line-break/>Oreocereus<text:line-break/>Oreomyrrhis<text:line-break/>Oreopanax<text:line-break/><text:soft-page-break/>Oreopolus<text:line-break/>Oriastrum<text:line-break/>Orites<text:line-break/>Ormosia<text:line-break/>Ornithocephalus<text:line-break/>Ornithophora<text:line-break/>Ornithopus<text:line-break/>Orobanche<text:line-break/>Ortachne<text:line-break/>Orthoclada<text:line-break/>Orthopappus<text:line-break/>Orthosia<text:line-break/>Orthrosanthus<text:line-break/>Oryza<text:line-break/>Osmorhiza<text:line-break/>Osmunda<text:line-break/>Osmundastrum<text:line-break/>Ossaea<text:line-break/>Osvaldoa<text:line-break/>Otachyrium<text:line-break/>Otholobium<text:line-break/>Ottelia<text:line-break/>Ottonia<text:line-break/>Ouratea<text:line-break/>Ourisia<text:line-break/>Ovidia<text:line-break/>Oxalis<text:line-break/>Oxybasis<text:line-break/>Oxycaryum<text:line-break/>Oxychloë<text:line-break/>Oxypetalum<text:line-break/>Oxyphyllum<text:line-break/>Oxytheca<text:line-break/>Oziroë<text:line-break/>Pabstia<text:line-break/>Pabstiella<text:line-break/>Pachygenium<text:line-break/>Pachylaena<text:line-break/>Pachyrhizus<text:line-break/>Pachystroma<text:line-break/>Pacourina<text:line-break/>Paederia<text:line-break/>Paepalanthus<text:line-break/>Paesia<text:line-break/>Palaua<text:line-break/>Palhinhaea<text:line-break/>Palicourea<text:line-break/>Panicum<text:line-break/>Panmorphia<text:line-break/>Panphalea<text:line-break/>Pantacantha<text:line-break/>Papaver<text:line-break/><text:soft-page-break/>Pappophorum<text:line-break/>Pappostipa<text:line-break/>Paradisanthus<text:line-break/>Paramyrciaria<text:line-break/>Paranephelius<text:line-break/>Parapholis<text:line-break/>Parapiptadenia<text:line-break/>Parapolystichum<text:line-break/>Parasenegalia<text:line-break/>Parastrephia<text:line-break/>Parentucellia<text:line-break/>Parietaria<text:line-break/>Parinari<text:line-break/>Parkinsonia<text:line-break/>Parodia<text:line-break/>Parodianthus<text:line-break/>Parodiodendron<text:line-break/>Parodiodoxa<text:line-break/>Parodiolyra<text:line-break/>Parodiophyllochloa<text:line-break/>Paronychia<text:line-break/>Parthenium<text:line-break/>Parthenocissus<text:line-break/>Pascalia<text:line-break/>Pasithea<text:line-break/>Paspalum<text:line-break/>Passiflora<text:line-break/>Pastinaca<text:line-break/>Patosia<text:line-break/>Paullinia<text:line-break/>Pausandra<text:line-break/>Pavonia<text:line-break/>Pecluma<text:line-break/>Pectis<text:line-break/>Pectocarya<text:line-break/>Pedersenia<text:line-break/>Peixotoa<text:line-break/>Pelexia<text:line-break/>Pellaea<text:line-break/>Pelletiera<text:line-break/>Peltaea<text:line-break/>Peltastes<text:line-break/>Peltophorum<text:line-break/>Peltophyllum<text:line-break/>Pennellia<text:line-break/>Peperomia<text:line-break/>Peplonia<text:line-break/>Pera<text:line-break/>Peregrina<text:line-break/>Pereskia<text:line-break/>Perezia<text:line-break/>Periandra<text:line-break/><text:soft-page-break/>Perianthomega<text:line-break/>Peritassa<text:line-break/>Perityle<text:line-break/>Pernettya<text:line-break/>Persea<text:line-break/>Petalostelma<text:line-break/>Petiveria<text:line-break/>Petrea<text:line-break/>Petroravenia<text:line-break/>Petrorhagia<text:line-break/>Petroselinum<text:line-break/>Petunia<text:line-break/>Peumus<text:line-break/>Pfaffia<text:line-break/>Pfeiffera<text:line-break/>Phacelia<text:line-break/>Phaeostemma<text:line-break/>Phalaris<text:line-break/>Pharus<text:line-break/>Phaseolus<text:line-break/>Phemeranthus<text:line-break/>Phenax<text:line-break/>Philesia<text:line-break/>Philibertia<text:line-break/>Phili</text:p>
      <text:h text:style-name="Heading_20_2" text:outline-level="2">ppiella<text:line-break/>Philodendron<text:line-break/>Philyra<text:line-break/>Phippsia<text:line-break/>Phlebodium<text:line-break/>Phlebolobium<text:line-break/>Phlegmariurus<text:line-break/>Phleum<text:line-break/>Phoenix<text:line-break/>Phoradendron<text:line-break/>Phragmites</text:h>
      <text:h text:style-name="Heading_20_2" text:outline-level="2">Phycella</text:h>
      <text:p text:style-name="P4">Phyla</text:p>
      <text:p text:style-name="P4">Phyllachne<text:line-break/>Phyllanthus</text:p>
      <text:p text:style-name="P3">Phyllitis</text:p>
      <text:p text:style-name="P3">Phylloscirpus<text:line-break/>Phyllostylon<text:line-break/>Phymatidium<text:line-break/>Physalis</text:p>
      <text:p text:style-name="P4">Physaria</text:p>
      <text:p text:style-name="P4"><text:soft-page-break/>Phytolacca</text:p>
      <text:p text:style-name="P3">Qualea<text:line-break/>Quaternella<text:line-break/>Quechualia<text:line-break/>Quesnelia<text:line-break/>Quiabentia<text:line-break/>Quiina<text:line-break/>Quillaja<text:line-break/>Quinchamalium<text:line-break/>Racinaea<text:line-break/>Radiovittaria<text:line-break/>Ramorinoa<text:line-break/>Randia<text:line-break/>Ranunculus<text:line-break/>Raphanus<text:line-break/>Rapistrum<text:line-break/>Ratibida<text:line-break/>Raukaua<text:line-break/>Raulinoa<text:line-break/>Raulinoreitzia<text:line-break/>Rauvolfia<text:line-break/>Rebutia<text:line-break/>Recordia<text:line-break/>Regnellidium<text:line-break/>Reicheella<text:line-break/>Reichenbachia<text:line-break/>Reitzia<text:line-break/>Relbunium<text:line-break/>Relchela<text:line-break/>Remirea<text:line-break/>Reseda<text:line-break/>Retanilla<text:line-break/>Reyesia<text:line-break/>Rhabdadenia<text:line-break/>Rhabdocaulon<text:line-break/>Rhamnidium<text:line-break/>Rhamnus<text:line-break/>Rhaphithamnus<text:line-break/>Rhaponticum<text:line-break/>Rheedia</text:p>
      <text:p text:style-name="P3">Rhinocidium<text:line-break/>Rhipidocladum<text:line-break/>Rhipsalis<text:line-break/>Rhizophora<text:line-break/>Rhodophiala<text:line-break/>Rhodoscirpus<text:line-break/>Rhodostemonodaphne<text:line-break/>Rhynchanthera<text:line-break/>Rhynchoryza<text:line-break/>Rhynchosia<text:line-break/>Rhynchosida<text:line-break/>Rhynchospora<text:line-break/><text:soft-page-break/>Rhytachne<text:line-break/>Ribes</text:p>
      <text:p text:style-name="P3">Richardia<text:line-break/>Richeria<text:line-break/>Ricinus<text:line-break/>Riedeliella<text:line-break/>Rivina<text:line-break/>Robinia<text:line-break/>Rodriguezia<text:line-break/>Rodrigueziella<text:line-break/>Rodrigueziopsis<text:line-break/>Rojasia<text:line-break/>Rollinia<text:line-break/>Romanoa<text:line-break/>Romulea<text:line-break/>Rorippa<text:line-break/>Rosa<text:line-break/>Rosenbergiodendron<text:line-break/>Rostkovia<text:line-break/>Rostraria<text:line-break/>Rotala<text:line-break/>Rottboellia<text:line-break/>Roupala<text:line-break/>Rourea<text:line-break/>Rubia<text:line-break/>Rubus<text:line-break/>Rudgea<text:line-break/>Rudolfiella<text:line-break/>Ruellia<text:line-break/>Rugoloa<text:line-break/>Rumex</text:p>
      <text:p text:style-name="P3">Rumohra<text:line-break/>Ruppia<text:line-break/>Ruprechtia<text:line-break/>Ruta<text:line-break/>Rytidosperma<text:line-break/>Sabicea<text:line-break/>Sabulina<text:line-break/>Sacciolepis<text:line-break/>Saccoloma<text:line-break/>Sacoila<text:line-break/>Sageretia<text:line-break/>Sagina<text:line-break/>Sagittaria<text:line-break/>Salacia<text:line-break/>Salix<text:line-break/>Salmea<text:line-break/>Salpichlaena<text:line-break/>Salpichroa<text:line-break/>Salpiglossis<text:line-break/>Salpinga<text:line-break/>Salsola<text:line-break/><text:soft-page-break/>Salta<text:line-break/>Salvia<text:line-break/>Salvinia<text:line-break/>Samanea<text:line-break/>Sambucus<text:line-break/>Samolus<text:line-break/>Sanderella<text:line-break/>Sanguisorba<text:line-break/>Sanicula<text:line-break/>Sanvitalia<text:line-break/>Sapindus<text:line-break/>Sapium<text:line-break/>Saponaria<text:line-break/>Saranthe<text:line-break/>Sarcocornia<text:line-break/>Sarcodraba<text:line-break/>Sarcoglottis<text:line-break/>Sarcomphalus<text:line-break/>Sarcorhachis<text:line-break/>Sarcotoxicum<text:line-break/>Sarmienta<text:line-break/>Sarracenella<text:line-break/>Sauroglossum<text:line-break/>Sauvagesia<text:line-break/>Savia<text:line-break/>Saxegothaea<text:line-break/>Saxifraga<text:line-break/>Saxifragella<text:line-break/>Saxifragodes<text:line-break/>Scabiosa<text:line-break/>Scaevola<text:line-break/>Scandix<text:line-break/>Scaphyglottis<text:line-break/>Sceptridium<text:line-break/>Schaefferia<text:line-break/>Schaueria<text:line-break/>Schedonorus<text:line-break/>Schefflera<text:line-break/>Schickendantziella<text:line-break/>Schidorrhynchos<text:line-break/>Schindleria<text:line-break/>Schinopsis<text:line-break/>Schinus<text:line-break/>Schismus<text:line-break/>Schistocarpha<text:line-break/>Schistogyne<text:line-break/>Schizachyrium<text:line-break/>Schizaea<text:line-break/>Schizanthus<text:line-break/>Schizolobium<text:line-break/>Schizopetalon<text:line-break/>Schkuhria<text:line-break/><text:soft-page-break/>Schlechtendalia<text:line-break/>Schlegelia<text:line-break/>Schnella<text:line-break/>Schoenoplectus<text:line-break/>Schoenus<text:line-break/>Schoepfia<text:line-break/>Schreiteria<text:line-break/>Schubertia<text:line-break/>Schultesia<text:line-break/>Schwartzia<text:line-break/>Schwenckia<text:line-break/>Schwendenera<text:line-break/>Sciaphila<text:line-break/>Scirpus<text:line-break/>Scleranthus<text:line-break/>Scleria<text:line-break/>Sclerochloa<text:line-break/>Sclerophylax<text:line-break/>Scleropogon<text:line-break/>Scolymus<text:line-break/>Scoparia<text:line-break/>Scorzonera<text:line-break/>Scrophularia<text:line-break/>Scutellaria<text:line-break/>Scutia<text:line-break/>Scuticaria<text:line-break/>Scyphanthus<text:line-break/>Sebastiania<text:line-break/>Secondatia<text:line-break/>Securidaca<text:line-break/>Sedum<text:line-break/>Seemannia<text:line-break/>Seguieria<text:line-break/>Selaginella<text:line-break/>Selenicereus<text:line-break/>Selkirkia<text:line-break/>Selliera<text:line-break/>Sellocharis<text:line-break/>Semialarium<text:line-break/>Senecio<text:line-break/>Senegalia<text:line-break/>Senna<text:line-break/>Serjania<text:line-break/>Serpocaulon<text:line-break/>Sesbania<text:line-break/>Seseli<text:line-break/>Sessea<text:line-break/>Sesuvium<text:line-break/>Setaria<text:line-break/>Setiechinopsis<text:line-break/>Sherardia<text:line-break/>Sibara<text:line-break/><text:soft-page-break/>Sibthorpia<text:line-break/>Sicydium<text:line-break/>Sicyos<text:line-break/>Sida<text:line-break/>Sidastrum<text:line-break/>Sideroxylon<text:line-break/>Sigesbeckia<text:line-break/>Silene<text:line-break/>Silybum<text:line-break/>Simaba<text:line-break/>Simira<text:line-break/>Simsia<text:line-break/>Sinapis</text:p>
      <text:p text:style-name="P3">Sinningia<text:line-break/>Siolmatra<text:line-break/>Sipanea<text:line-break/>Siparuna<text:line-break/>Siphanthera<text:line-break/>Siphocampylus<text:line-break/>Siphoneugena<text:line-break/>Sisymbrium<text:line-break/>Sisyrinchium<text:line-break/>Sium<text:line-break/>Skeptrostachys<text:line-break/>Skytanthus<text:line-break/>Sloanea<text:line-break/>Smallanthus<text:line-break/>Smilax<text:line-break/>Solanum<text:line-break/>Solaria<text:line-break/>Soleirolia<text:line-break/>Solenomelus<text:line-break/>Solidago<text:line-break/>Soliva<text:line-break/>Sommerfeltia<text:line-break/>Sonchus<text:line-break/>Sophora<text:line-break/>Sophronitis<text:line-break/>Sorbus<text:line-break/>Sorghastrum<text:line-break/>Sorghum<text:line-break/>Sorocea<text:line-break/>Sparattosperma<text:line-break/>Sparaxis<text:line-break/>Spartium<text:line-break/>Spathantheum<text:line-break/>Spathicarpa<text:line-break/>Specklinia<text:line-break/>Speea<text:line-break/>Spergula<text:line-break/>Spergularia<text:line-break/>Spermacoce<text:line-break/><text:soft-page-break/>Spermolepis<text:line-break/>Sphaeralcea<text:line-break/>Sphaerophysa<text:line-break/>Sphaeropteris<text:line-break/>Sphagneticola<text:line-break/>Sphenoclea<text:line-break/>Sphinctanthus<text:line-break/>Spigelia<text:line-break/>Spilanthes<text:line-break/>Spiraea<text:line-break/>Spirodela<text:line-break/>Spirotheca<text:line-break/>Sporobolus<text:line-break/>Stachycephalum<text:line-break/>Stachys<text:line-break/>Stachytarpheta<text:line-break/>Staelia<text:line-break/>Stangea<text:line-break/>Stanhopea<text:line-break/>Stapfochloa<text:line-break/>Staurogyne<text:line-break/>Steinchisma<text:line-break/>Stelis<text:line-break/>Stellaria<text:line-break/>Stemodia<text:line-break/>Stenachaenium<text:line-break/>Stenandrium<text:line-break/>Stenocephalum<text:line-break/>Stenodrepanum<text:line-break/>Stenotaphrum<text:line-break/>Stephostachys<text:line-break/>Sterculia<text:line-break/>Stetsonia<text:line-break/>Stevia<text:line-break/>Sticherus<text:line-break/>Stigmaphyllon<text:line-break/>Stigmatopteris<text:line-break/>Stigmatosema<text:line-break/>Stillingia<text:line-break/>Stilpnopappus<text:line-break/>Stipa<text:line-break/>Stizophyllum<text:line-break/>Stomatanthes<text:line-break/>Streblacanthus<text:line-break/>Streptochaeta<text:line-break/>Strigosella<text:line-break/>Stromanthe<text:line-break/>Struchium<text:line-break/>Struthanthus<text:line-break/>Strychnos<text:line-break/>Stryphnodendron<text:line-break/>Stuckenia<text:line-break/><text:soft-page-break/>Stuckertiella<text:line-break/>Stylogyne<text:line-break/>Stylosanthes<text:line-break/>Styrax</text:p>
      <text:p text:style-name="P3">Suaeda<text:line-break/>Suksdorfia<text:line-break/>Swartzia</text:p>
      <text:p text:style-name="P3">Sweetia<text:line-break/>Syagrus<text:line-break/>Symphoricarpos<text:line-break/>Symphyotrichum<text:line-break/>Symphytum</text:p>
      <text:p text:style-name="P3">Symplocos<text:line-break/>Synammia<text:line-break/>Synandrospadix<text:line-break/>Synanthes<text:line-break/>Synedrella<text:line-break/>Synedrellopsis<text:line-break/>Syngonanthus<text:line-break/>Syringa</text:p>
      <text:p text:style-name="P3">Tabebuia<text:line-break/>Tabernaemontana<text:line-break/>Taccarum<text:line-break/>Tachigali<text:line-break/>Taeniatherum<text:line-break/>Tagetes<text:line-break/>Talinum<text:line-break/>Talipariti<text:line-break/>Talisia<text:line-break/>Tamarix<text:line-break/>Tamonea<text:line-break/>Tanacetum<text:line-break/>Tanaecium<text:line-break/>Tapeinia<text:line-break/>Tapirira<text:line-break/>Tarasa<text:line-break/>Taraxacum<text:line-break/>Tarenaya<text:line-break/>Tartagalia<text:line-break/>Tassadia<text:line-break/>Tecoma<text:line-break/>Tecophilaea<text:line-break/>Tectaria<text:line-break/>Teesdalia<text:line-break/>Temnadenia<text:line-break/>Tephrocactus<text:line-break/>Tephrosia<text:line-break/>Tepualia<text:line-break/>Terminalia<text:line-break/>Ternstroemia<text:line-break/>Terpsichore<text:line-break/>Tessaria<text:line-break/><text:soft-page-break/>Tetilla<text:line-break/>Tetracera<text:line-break/>Tetrachondra<text:line-break/>Tetraglochin<text:line-break/>Tetragonia<text:line-break/>Tetrapterys<text:line-break/>Tetroncium<text:line-break/>Tetrorchidium<text:line-break/>Teucrium<text:line-break/>Thalia<text:line-break/>Thalictrum<text:line-break/>Thamnoseris<text:line-break/>Thaumatocaryon<text:line-break/>Thelesperma<text:line-break/>Thelocephala<text:line-break/>Thelypteris<text:line-break/>Themeda<text:line-break/>Thesium<text:line-break/>Thevetia<text:line-break/>Thinopyrum<text:line-break/>Thinouia<text:line-break/>Thlaspi<text:line-break/>Thryallis<text:line-break/>Thunbergia<text:line-break/>Thymophylla<text:line-break/>Thyrsacanthus<text:line-break/>Thyrsopteris<text:line-break/>Tibouchina<text:line-break/>Tigridia<text:line-break/>Tilesia<text:line-break/>Tillandsia<text:line-break/>Tinantia<text:line-break/>Tipuana<text:line-break/>Tiquilia<text:line-break/>Tithonia<text:line-break/>Tocoyena<text:line-break/>Tolpis<text:line-break/>Tomostima<text:line-break/>Tontelea<text:line-break/>Tordylium<text:line-break/>Torenia<text:line-break/>Torilis<text:line-break/>Toulicia<text:line-break/>Tournefortia<text:line-break/>Tourrettia<text:line-break/>Trachycarpus<text:line-break/>Trachypogon<text:line-break/>Trachypteris<text:line-break/>Tradescantia<text:line-break/>Tragia<text:line-break/>Tragopogon<text:line-break/>Tragus<text:line-break/><text:soft-page-break/>Traubia<text:line-break/>Trema<text:line-break/>Trembleya<text:line-break/>Trevoa<text:line-break/>Trianthema<text:line-break/>Tribeles<text:line-break/>Tribulus<text:line-break/>Trichanthecium<text:line-break/>Trichilia<text:line-break/>Trichloris<text:line-break/>Trichocentrum<text:line-break/>Trichocereus<text:line-break/>Trichocline<text:line-break/>Trichogonia<text:line-break/>Trichomanes<text:line-break/>Trichoneura<text:line-break/>Trichopetalum<text:line-break/>Trichophorum<text:line-break/>Trichosalpinx<text:line-break/>Trichostigma<text:line-break/>Trichotolinum<text:line-break/>Tricomaria<text:line-break/>Tridax<text:line-break/>Tridens<text:line-break/>Trifolium<text:line-break/>Triglochin<text:line-break/>Trigonella<text:line-break/>Trigonia<text:line-break/>Trigonidium<text:line-break/>Trimezia<text:line-break/>Triodanis<text:line-break/>Triphora<text:line-break/>Triplaris<text:line-break/>Tripleurospermum<text:line-break/>Tripodanthus<text:line-break/>Tripogandra<text:line-break/>Tripogon<text:line-break/>Tripsacum<text:line-break/>Triptilion<text:line-break/>Trisetum</text:p>
      <text:p text:style-name="P3">Tristachya<text:line-break/>Tristagma<text:line-break/>Tristerix<text:line-break/>Tristicha<text:line-break/>Trithrinax<text:line-break/>Triumfetta<text:line-break/>Trixis<text:line-break/>Trizeuxis<text:line-break/>Tropaeolum<text:line-break/>Tropidocarpum<text:line-break/>Tropidococcus<text:line-break/>Tunilla<text:line-break/><text:soft-page-break/>Turnera<text:line-break/>Tweedia<text:line-break/>Tynanthus<text:line-break/>Typha</text:p>
      <text:p text:style-name="P3">Ugni</text:p>
      <text:p text:style-name="P3">Ulantha<text:line-break/>Uleiorchis<text:line-break/>Ulex</text:p>
      <text:p text:style-name="P3">Ullucus<text:line-break/>Uncinia<text:line-break/>Urena<text:line-break/>Urera<text:line-break/>Urmenetea<text:line-break/>Urocarpidium<text:line-break/>Urochloa<text:line-break/>Urolepis<text:line-break/>Urospatha<text:line-break/>Urospermum</text:p>
      <text:p text:style-name="P3">Urtica</text:p>
      <text:p text:style-name="P3">Urvillea<text:line-break/>Utricularia<text:line-break/>Vaccaria<text:line-break/>Vaccinium<text:line-break/>Vachellia<text:line-break/>Vahlodea<text:line-break/>Valdivia<text:line-break/>Valeriana</text:p>
      <text:p text:style-name="P3">Valerianella</text:p>
      <text:p text:style-name="P3">Vallea<text:line-break/>Vallesia<text:line-break/>Vandenboschia<text:line-break/>Vanilla<text:line-break/>Vantanea<text:line-break/>Varronia<text:line-break/>Vassobia<text:line-break/>Velloziella<text:line-break/>Verbascum<text:line-break/>Verbena<text:line-break/>Verbesina<text:line-break/>Vernicia<text:line-break/>Vernonanthura<text:line-break/>Vernonia<text:line-break/>Veronica<text:line-break/>Vestia<text:line-break/>Veyretia</text:p>
      <text:p text:style-name="P3">Viburnum</text:p>
      <text:p text:style-name="P3">Vicia</text:p>
      <text:p text:style-name="P3">Victoria<text:line-break/>Vigna<text:line-break/>Viguiera<text:line-break/>Villanova<text:line-break/>Vinca</text:p>
      <text:p text:style-name="P3"><text:soft-page-break/>Viola</text:p>
      <text:p text:style-name="P3">Virola</text:p>
      <text:p text:style-name="P3">Vitex<text:line-break/>Vitis</text:p>
      <text:p text:style-name="P3">Vittaria<text:line-break/>Viviania<text:line-break/>Vochysia<text:line-break/>Volutaria<text:line-break/>Voyria<text:line-break/>Vriesea</text:p>
      <text:p text:style-name="P3">Vulpia</text:p>
      <text:p text:style-name="P3">Wahlenbergia<text:line-break/>Waltheria<text:line-break/>Warmingia<text:line-break/>Warrea<text:line-break/>Watsonia<text:line-break/>Weberbauera<text:line-break/>Weberbauerella<text:line-break/>Wedelia<text:line-break/>Weingartia<text:line-break/>Weinmannia<text:line-break/>Werneria<text:line-break/>Wettsteiniola<text:line-break/>Wigginsia<text:line-break/>Wilbrandia<text:line-break/>Willkommia<text:line-break/>Wissadula<text:line-break/>Wittrockia<text:line-break/>Wolffia<text:line-break/>Wolffiella<text:line-break/>Woodsia<text:line-break/>Wullschlaegelia<text:line-break/>Xanthium<text:line-break/>Xanthosoma<text:line-break/>Xenophyllum<text:line-break/>Xerochrysum<text:line-break/>Xerodraba<text:line-break/>Ximenia<text:line-break/>Xylobium<text:line-break/>Xylophragma<text:line-break/>Xylopia<text:line-break/>Xylosma<text:line-break/>Xyris<text:line-break/>Yavia<text:line-break/>Youngia</text:p>
      <text:p text:style-name="P3">Yucca</text:p>
      <text:p text:style-name="P3">Yunquea<text:line-break/>Zameioscirpus<text:line-break/>Zannichellia<text:line-break/>Zantedeschia<text:line-break/>Zanthoxylum<text:line-break/>Zapoteca<text:line-break/><text:soft-page-break/>Zephyra<text:line-break/>Zephyranthes<text:line-break/>Zeyheria</text:p>
      <text:p text:style-name="P3">Zinnia</text:p>
      <text:p text:style-name="P3">Zizaniopsis<text:line-break/>Zollernia<text:line-break/>Zootrophion<text:line-break/>Zornia<text:line-break/>Zuccagnia<text:line-break/>Zuloagocardamum<text:line-break/>Zygia</text:p>
      <text:p text:style-name="P3">Zygopetalum<text:line-break/>Zygophlebia<text:line-break/>Zygostates<text:line-break/>Zygostigma<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5:54:32.138000000</meta:creation-date>
    <dc:date>2017-11-23T14:50:38.011000000</dc:date>
    <meta:editing-duration>P1DT22H34M7S</meta:editing-duration>
    <meta:editing-cycles>3</meta:editing-cycles>
    <meta:generator>LibreOffice/5.4.3.2$Windows_X86_64 LibreOffice_project/92a7159f7e4af62137622921e809f8546db437e5</meta:generator>
    <meta:document-statistic meta:table-count="0" meta:image-count="0" meta:object-count="0" meta:page-count="59" meta:paragraph-count="83" meta:word-count="3134" meta:character-count="29691" meta:non-whitespace-character-count="26632"/>
  </office:meta>
</office:document-meta>
</file>